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fo:margin-bottom="0cm" style:writing-mode="lr-tb"/>
    </style:style>
    <style:style style:name="T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2" style:family="paragraph" style:parent-style-name="Standard">
      <style:paragraph-properties fo:text-align="center" fo:break-before="auto" fo:line-height="115%" fo:margin-bottom="0cm" style:writing-mode="lr-tb"/>
    </style:style>
    <style:style style:name="T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text-align="center" fo:break-before="auto" fo:line-height="115%" style:writing-mode="lr-tb"/>
    </style:style>
    <style:style style:name="T3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3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text-align="center"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5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1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6_2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1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8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29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0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7_3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8_8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1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3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4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5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6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7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9_8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0" style:family="paragraph" style:parent-style-name="Standard">
      <style:paragraph-properties fo:break-before="auto" fo:line-height="115%" style:writing-mode="lr-tb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1_7" style:family="text"/>
    <style:style style:name="T11_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9" style:family="text"/>
    <style:style style:name="T11_1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11" style:family="text"/>
    <style:style style:name="T11_12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13" style:family="text"/>
    <style:style style:name="T11_1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15" style:family="text"/>
    <style:style style:name="T11_16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17" style:family="text"/>
    <style:style style:name="T11_1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19" style:family="text"/>
    <style:style style:name="T11_2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21" style:family="text"/>
    <style:style style:name="T11_22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23" style:family="text"/>
    <style:style style:name="T11_2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25" style:family="text"/>
    <style:style style:name="T11_26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27" style:family="text"/>
    <style:style style:name="T11_2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29" style:family="text"/>
    <style:style style:name="T11_3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31" style:family="text"/>
    <style:style style:name="T11_32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33" style:family="text"/>
    <style:style style:name="T11_3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35" style:family="text"/>
    <style:style style:name="T11_36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37" style:family="text"/>
    <style:style style:name="T11_3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1_39" style:family="text"/>
    <style:style style:name="T11_4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7" style:family="text"/>
    <style:style style:name="T12_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2_9" style:family="text"/>
    <style:style style:name="T12_1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2_11" style:family="text"/>
    <style:style style:name="T12_12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2_13" style:family="text"/>
    <style:style style:name="T12_1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2_15" style:family="text"/>
    <style:style style:name="T12_16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2_17" style:family="text"/>
    <style:style style:name="T12_1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2_19" style:family="text"/>
    <style:style style:name="T12_20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2_21" style:family="text"/>
    <style:style style:name="T12_22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2_23" style:family="text"/>
    <style:style style:name="T12_24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2_25" style:family="text"/>
    <style:style style:name="T12_26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2_27" style:family="text"/>
    <style:style style:name="T12_28" style:family="text">
      <style:text-properties fo:color="#0000ff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2_29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0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2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3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4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5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6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7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8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12_39" style:family="text">
      <style:text-properties style:font-name="Times New Roman" fo:font-size="12pt" style:font-name-asian="Times New Roman" style:font-size-asian="12pt" style:font-name-complex="Times New Roman" style:font-size-complex="12pt"/>
    </style:style>
  </office:automatic-styles>
  <office:body>
    <office:text>
      <text:p text:style-name="P1"><text:span text:style-name="T1_1">Winning</text:span><text:span text:style-name="T1_2"><text:s/></text:span><text:span text:style-name="T1_3">Pony</text:span><text:span text:style-name="T1_4">:<text:s/></text:span><text:span text:style-name="T1_5">Road</text:span><text:span text:style-name="T1_6"><text:s/></text:span><text:span text:style-name="T1_7">Not</text:span><text:span text:style-name="T1_8"><text:s/></text:span><text:span text:style-name="T1_9">Taken</text:span></text:p>
      <text:p text:style-name="P2"><text:span text:style-name="T2_1">Autor</text:span><text:span text:style-name="T2_2">:<text:s/></text:span><text:span text:style-name="T2_3">Chengar</text:span><text:span text:style-name="T2_4"><text:s/></text:span><text:span text:style-name="T2_5">Qordath</text:span></text:p>
      <text:p text:style-name="P3"><text:span text:style-name="T3_1">[</text:span><text:span text:style-name="T3_2">Slice</text:span><text:span text:style-name="T3_3"><text:s/></text:span><text:span text:style-name="T3_4">of</text:span><text:span text:style-name="T3_5"><text:s/></text:span><text:span text:style-name="T3_6">Life</text:span><text:span text:style-name="T3_7">][</text:span><text:span text:style-name="T3_8">Alternate</text:span><text:span text:style-name="T3_9"><text:s/></text:span><text:span text:style-name="T3_10">Universe</text:span><text:span text:style-name="T3_11">]</text:span></text:p>
      <text:p text:style-name="P4"/>
      <text:p text:style-name="P5"><text:span text:style-name="T5_1">W</text:span><text:span text:style-name="T5_2"><text:s/></text:span><text:span text:style-name="T5_3">serii</text:span><text:span text:style-name="T5_4"><text:s/></text:span><text:span text:style-name="T5_5">Winningverse</text:span><text:span text:style-name="T5_6"><text:s/></text:span><text:span text:style-name="T5_7">niebagatelną</text:span><text:span text:style-name="T5_8"><text:s/></text:span><text:span text:style-name="T5_9">rolę</text:span><text:span text:style-name="T5_10"><text:s/></text:span><text:span text:style-name="T5_11">grał</text:span><text:span text:style-name="T5_12"><text:s/></text:span><text:span text:style-name="T5_13">incydent</text:span><text:span text:style-name="T5_14"><text:s/></text:span><text:span text:style-name="T5_15">z</text:span><text:span text:style-name="T5_16"><text:s/></text:span><text:span text:style-name="T5_17">Obozu</text:span><text:span text:style-name="T5_18"><text:s/></text:span><text:span text:style-name="T5_19">Lotniczego</text:span><text:span text:style-name="T5_20">,<text:s/></text:span><text:span text:style-name="T5_21">który</text:span><text:span text:style-name="T5_22"><text:s/></text:span><text:span text:style-name="T5_23">poróżnił</text:span><text:span text:style-name="T5_24"><text:s/></text:span><text:span text:style-name="T5_25">Rainbow</text:span><text:span text:style-name="T5_26"><text:s/></text:span><text:span text:style-name="T5_27">Dash</text:span><text:span text:style-name="T5_28"><text:s/></text:span><text:span text:style-name="T5_29">i</text:span><text:span text:style-name="T5_30"><text:s/></text:span><text:span text:style-name="T5_31">Cloud</text:span><text:span text:style-name="T5_32"><text:s/></text:span><text:span text:style-name="T5_33">Kicker</text:span><text:span text:style-name="T5_34">.<text:s/></text:span><text:span text:style-name="T5_35">A</text:span><text:span text:style-name="T5_36"><text:s/></text:span><text:span text:style-name="T5_37">gdyby</text:span><text:span text:style-name="T5_38"><text:s/></text:span><text:span text:style-name="T5_39">nigdy</text:span><text:span text:style-name="T5_40"><text:s/></text:span><text:span text:style-name="T5_41">do</text:span><text:span text:style-name="T5_42"><text:s/></text:span><text:span text:style-name="T5_43">niego</text:span><text:span text:style-name="T5_44"><text:s/></text:span><text:span text:style-name="T5_45">nie</text:span><text:span text:style-name="T5_46"><text:s/></text:span><text:span text:style-name="T5_47">doszło</text:span><text:span text:style-name="T5_48">?</text:span></text:p>
      <text:p text:style-name="P6"><text:span text:style-name="T6_1">Opowiadanie</text:span><text:span text:style-name="T6_2"><text:s/>„</text:span><text:span text:style-name="T6_3">Winning</text:span><text:span text:style-name="T6_4"><text:s/></text:span><text:span text:style-name="T6_5">Pony</text:span><text:span text:style-name="T6_6">:<text:s/></text:span><text:span text:style-name="T6_7">Road</text:span><text:span text:style-name="T6_8"><text:s/></text:span><text:span text:style-name="T6_9">Not</text:span><text:span text:style-name="T6_10"><text:s/></text:span><text:span text:style-name="T6_11">Taken</text:span><text:span text:style-name="T6_12">”<text:s/></text:span><text:span text:style-name="T6_13">przedstawia</text:span><text:span text:style-name="T6_14"><text:s/></text:span><text:span text:style-name="T6_15">właśnie</text:span><text:span text:style-name="T6_16"><text:s/></text:span><text:span text:style-name="T6_17">taką</text:span><text:span text:style-name="T6_18"><text:s/></text:span><text:span text:style-name="T6_19">teoretyczną</text:span><text:span text:style-name="T6_20"><text:s/></text:span><text:span text:style-name="T6_21">możliwość</text:span><text:span text:style-name="T6_22"><text:s/>–<text:s/></text:span><text:span text:style-name="T6_23">nigdy</text:span><text:span text:style-name="T6_24"><text:s/></text:span><text:span text:style-name="T6_25">nie</text:span><text:span text:style-name="T6_26"><text:s/></text:span><text:span text:style-name="T6_27">doszło</text:span><text:span text:style-name="T6_28"><text:s/></text:span><text:span text:style-name="T6_29">do</text:span><text:span text:style-name="T6_30"><text:s/></text:span><text:span text:style-name="T6_31">walki</text:span><text:span text:style-name="T6_32"><text:s/></text:span><text:span text:style-name="T6_33">między</text:span><text:span text:style-name="T6_34"><text:s/></text:span><text:span text:style-name="T6_35">Rainbow</text:span><text:span text:style-name="T6_36"><text:s/></text:span><text:span text:style-name="T6_37">i</text:span><text:span text:style-name="T6_38"><text:s/></text:span><text:span text:style-name="T6_39">Cloud</text:span><text:span text:style-name="T6_40">,<text:s/></text:span><text:span text:style-name="T6_41">związek</text:span><text:span text:style-name="T6_42"><text:s/></text:span><text:span text:style-name="T6_43">tej</text:span><text:span text:style-name="T6_44"><text:s/></text:span><text:span text:style-name="T6_45">ostatniej</text:span><text:span text:style-name="T6_46"><text:s/></text:span><text:span text:style-name="T6_47">z</text:span><text:span text:style-name="T6_48"><text:s/></text:span><text:span text:style-name="T6_49">Fluttershy</text:span><text:span text:style-name="T6_50"><text:s/></text:span><text:span text:style-name="T6_51">przetrwał</text:span><text:span text:style-name="T6_52"><text:s/></text:span><text:span text:style-name="T6_53">próbę</text:span><text:span text:style-name="T6_54"><text:s/></text:span><text:span text:style-name="T6_55">czasu</text:span><text:span text:style-name="T6_56">,<text:s/></text:span><text:span text:style-name="T6_57">a</text:span><text:span text:style-name="T6_58"><text:s/></text:span><text:span text:style-name="T6_59">przez</text:span><text:span text:style-name="T6_60"><text:s/></text:span><text:span text:style-name="T6_61">to</text:span><text:span text:style-name="T6_62"><text:s/></text:span><text:span text:style-name="T6_63">losy</text:span><text:span text:style-name="T6_64"><text:s/></text:span><text:span text:style-name="T6_65">niektórych</text:span><text:span text:style-name="T6_66"><text:s/></text:span><text:span text:style-name="T6_67">członkiń</text:span><text:span text:style-name="T6_68"><text:s/></text:span><text:span text:style-name="T6_69">Mane</text:span><text:span text:style-name="T6_70"><text:s/>6<text:s/></text:span><text:span text:style-name="T6_71">potoczyły</text:span><text:span text:style-name="T6_72"><text:s/></text:span><text:span text:style-name="T6_73">się</text:span><text:span text:style-name="T6_74"><text:s/></text:span><text:span text:style-name="T6_75">nieco</text:span><text:span text:style-name="T6_76"><text:s/></text:span><text:span text:style-name="T6_77">inaczej</text:span><text:span text:style-name="T6_78">.<text:s/></text:span><text:span text:style-name="T6_79">Wyobraźcie</text:span><text:span text:style-name="T6_80"><text:s/></text:span><text:span text:style-name="T6_81">sobie</text:span><text:span text:style-name="T6_82"><text:s/></text:span><text:span text:style-name="T6_83">sytuację</text:span><text:span text:style-name="T6_84">,<text:s/></text:span><text:span text:style-name="T6_85">w</text:span><text:span text:style-name="T6_86"><text:s/></text:span><text:span text:style-name="T6_87">której</text:span><text:span text:style-name="T6_88"><text:s/></text:span><text:span text:style-name="T6_89">Fluttershy</text:span><text:span text:style-name="T6_90"><text:s/></text:span><text:span text:style-name="T6_91">poznaje</text:span><text:span text:style-name="T6_92"><text:s/></text:span><text:span text:style-name="T6_93">Rarity</text:span><text:span text:style-name="T6_94"><text:s/></text:span><text:span text:style-name="T6_95">dopiero</text:span><text:span text:style-name="T6_96"><text:s/></text:span><text:span text:style-name="T6_97">kiedy</text:span><text:span text:style-name="T6_98"><text:s/></text:span><text:span text:style-name="T6_99">ta</text:span><text:span text:style-name="T6_100"><text:s/></text:span><text:span text:style-name="T6_101">przeprowadza</text:span><text:span text:style-name="T6_102"><text:s/></text:span><text:span text:style-name="T6_103">się</text:span><text:span text:style-name="T6_104"><text:s/></text:span><text:span text:style-name="T6_105">do</text:span><text:span text:style-name="T6_106"><text:s/></text:span><text:span text:style-name="T6_107">Canterlot</text:span><text:span text:style-name="T6_108"><text:s/></text:span><text:span text:style-name="T6_109">po</text:span><text:span text:style-name="T6_110"><text:s/></text:span><text:span text:style-name="T6_111">nieudanym</text:span><text:span text:style-name="T6_112"><text:s/></text:span><text:span text:style-name="T6_113">małżeństwie</text:span><text:span text:style-name="T6_114">.<text:s/></text:span><text:span text:style-name="T6_115">Z</text:span><text:span text:style-name="T6_116"><text:s/></text:span><text:span text:style-name="T6_117">kolei</text:span><text:span text:style-name="T6_118"><text:s/></text:span><text:span text:style-name="T6_119">Rainbow</text:span><text:span text:style-name="T6_120"><text:s/></text:span><text:span text:style-name="T6_121">Dash</text:span><text:span text:style-name="T6_122"><text:s/></text:span><text:span text:style-name="T6_123">na</text:span><text:span text:style-name="T6_124"><text:s/></text:span><text:span text:style-name="T6_125">skutek</text:span><text:span text:style-name="T6_126"><text:s/></text:span><text:span text:style-name="T6_127">pewnych</text:span><text:span text:style-name="T6_128"><text:s/></text:span><text:span text:style-name="T6_129">okoliczności</text:span><text:span text:style-name="T6_130">,<text:s/></text:span><text:span text:style-name="T6_131">których</text:span><text:span text:style-name="T6_132"><text:s/></text:span><text:span text:style-name="T6_133">w</text:span><text:span text:style-name="T6_134"><text:s/></text:span><text:span text:style-name="T6_135">tej</text:span><text:span text:style-name="T6_136"><text:s/></text:span><text:span text:style-name="T6_137">recenzji</text:span><text:span text:style-name="T6_138"><text:s/></text:span><text:span text:style-name="T6_139">nie</text:span><text:span text:style-name="T6_140"><text:s/></text:span><text:span text:style-name="T6_141">zdradzę</text:span><text:span text:style-name="T6_142">,<text:s/></text:span><text:span text:style-name="T6_143">by</text:span><text:span text:style-name="T6_144"><text:s/></text:span><text:span text:style-name="T6_145">nie</text:span><text:span text:style-name="T6_146"><text:s/></text:span><text:span text:style-name="T6_147">psuć</text:span><text:span text:style-name="T6_148"><text:s/></text:span><text:span text:style-name="T6_149">niespodzianki</text:span><text:span text:style-name="T6_150">,<text:s/></text:span><text:span text:style-name="T6_151">pracuje</text:span><text:span text:style-name="T6_152"><text:s/></text:span><text:span text:style-name="T6_153">z</text:span><text:span text:style-name="T6_154"><text:s/></text:span><text:span text:style-name="T6_155">Wonderbolts</text:span><text:span text:style-name="T6_156"><text:s/></text:span><text:span text:style-name="T6_157">po</text:span><text:span text:style-name="T6_158"><text:s/></text:span><text:span text:style-name="T6_159">opuszczeniu</text:span><text:span text:style-name="T6_160"><text:s/></text:span><text:span text:style-name="T6_161">szeregów</text:span><text:span text:style-name="T6_162"><text:s/></text:span><text:span text:style-name="T6_163">Gwardii</text:span><text:span text:style-name="T6_164">.<text:s/></text:span><text:span text:style-name="T6_165">Autor</text:span><text:span text:style-name="T6_166"><text:s/></text:span><text:span text:style-name="T6_167">postanowił</text:span><text:span text:style-name="T6_168"><text:s/></text:span><text:span text:style-name="T6_169">skonfrontować</text:span><text:span text:style-name="T6_170"><text:s/></text:span><text:span text:style-name="T6_171">te</text:span><text:span text:style-name="T6_172"><text:s/></text:span><text:span text:style-name="T6_173">dwie</text:span><text:span text:style-name="T6_174">,<text:s/></text:span><text:span text:style-name="T6_175">jakże</text:span><text:span text:style-name="T6_176"><text:s/></text:span><text:span text:style-name="T6_177">różne</text:span><text:span text:style-name="T6_178"><text:s/></text:span><text:span text:style-name="T6_179">postacie</text:span><text:span text:style-name="T6_180">,<text:s/></text:span><text:span text:style-name="T6_181">wyznaczając</text:span><text:span text:style-name="T6_182"><text:s/></text:span><text:span text:style-name="T6_183">im</text:span><text:span text:style-name="T6_184"><text:s/></text:span><text:span text:style-name="T6_185">rolę</text:span><text:span text:style-name="T6_186"><text:s/></text:span><text:span text:style-name="T6_187">opiekunek</text:span><text:span text:style-name="T6_188"><text:s/></text:span><text:span text:style-name="T6_189">dziecka</text:span><text:span text:style-name="T6_190"><text:s/></text:span><text:span text:style-name="T6_191">Cloud</text:span><text:span text:style-name="T6_192"><text:s/></text:span><text:span text:style-name="T6_193">i</text:span><text:span text:style-name="T6_194"><text:s/></text:span><text:span text:style-name="T6_195">Fluttershy</text:span><text:span text:style-name="T6_196">,<text:s/></text:span><text:span text:style-name="T6_197">gdy</text:span><text:span text:style-name="T6_198"><text:s/></text:span><text:span text:style-name="T6_199">te</text:span><text:span text:style-name="T6_200"><text:s/></text:span><text:span text:style-name="T6_201">postanawiają</text:span><text:span text:style-name="T6_202"><text:s/></text:span><text:span text:style-name="T6_203">wybrać</text:span><text:span text:style-name="T6_204"><text:s/></text:span><text:span text:style-name="T6_205">się</text:span><text:span text:style-name="T6_206"><text:s/></text:span><text:span text:style-name="T6_207">na</text:span><text:span text:style-name="T6_208"><text:s/></text:span><text:span text:style-name="T6_209">przyjęcie</text:span><text:span text:style-name="T6_210">.<text:s/></text:span><text:span text:style-name="T6_211">Co</text:span><text:span text:style-name="T6_212"><text:s/></text:span><text:span text:style-name="T6_213">z</text:span><text:span text:style-name="T6_214"><text:s/></text:span><text:span text:style-name="T6_215">tego</text:span><text:span text:style-name="T6_216"><text:s/></text:span><text:span text:style-name="T6_217">wyniknęło</text:span><text:span text:style-name="T6_218">?<text:s/></text:span><text:span text:style-name="T6_219">O</text:span><text:span text:style-name="T6_220"><text:s/></text:span><text:span text:style-name="T6_221">tym</text:span><text:span text:style-name="T6_222"><text:s/></text:span><text:span text:style-name="T6_223">musicie</text:span><text:span text:style-name="T6_224"><text:s/></text:span><text:span text:style-name="T6_225">przeczytać</text:span><text:span text:style-name="T6_226"><text:s/></text:span><text:span text:style-name="T6_227">już</text:span><text:span text:style-name="T6_228"><text:s/></text:span><text:span text:style-name="T6_229">w</text:span><text:span text:style-name="T6_230"><text:s/></text:span><text:span text:style-name="T6_231">samym</text:span><text:span text:style-name="T6_232"><text:s/></text:span><text:span text:style-name="T6_233">opowiadaniu</text:span><text:span text:style-name="T6_234">.</text:span></text:p>
      <text:p text:style-name="P7"><text:span text:style-name="T7_1">Dla</text:span><text:span text:style-name="T7_2"><text:s/></text:span><text:span text:style-name="T7_3">uściślenie</text:span><text:span text:style-name="T7_4"><text:s/>–<text:s/></text:span><text:span text:style-name="T7_5">jak</text:span><text:span text:style-name="T7_6"><text:s/></text:span><text:span text:style-name="T7_7">wskazuje</text:span><text:span text:style-name="T7_8"><text:s/></text:span><text:span text:style-name="T7_9">sam</text:span><text:span text:style-name="T7_10"><text:s/></text:span><text:span text:style-name="T7_11">tytuł</text:span><text:span text:style-name="T7_12">,<text:s/></text:span><text:span text:style-name="T7_13">akcja</text:span><text:span text:style-name="T7_14"><text:s/></text:span><text:span text:style-name="T7_15">dzieje</text:span><text:span text:style-name="T7_16"><text:s/></text:span><text:span text:style-name="T7_17">się</text:span><text:span text:style-name="T7_18"><text:s/></text:span><text:span text:style-name="T7_19">w</text:span><text:span text:style-name="T7_20"><text:s/></text:span><text:span text:style-name="T7_21">alternatywnym</text:span><text:span text:style-name="T7_22"><text:s/></text:span><text:span text:style-name="T7_23">Winningverse</text:span><text:span text:style-name="T7_24"><text:s/></text:span><text:span text:style-name="T7_25">i</text:span><text:span text:style-name="T7_26"><text:s/></text:span><text:span text:style-name="T7_27">nie</text:span><text:span text:style-name="T7_28"><text:s/></text:span><text:span text:style-name="T7_29">jest</text:span><text:span text:style-name="T7_30"><text:s/></text:span><text:span text:style-name="T7_31">częścią</text:span><text:span text:style-name="T7_32"><text:s/></text:span><text:span text:style-name="T7_33">kanonu</text:span><text:span text:style-name="T7_34"><text:s/></text:span><text:span text:style-name="T7_35">tej</text:span><text:span text:style-name="T7_36"><text:s/></text:span><text:span text:style-name="T7_37">serii</text:span><text:span text:style-name="T7_38">.<text:s/></text:span><text:span text:style-name="T7_39">Dało</text:span><text:span text:style-name="T7_40"><text:s/></text:span><text:span text:style-name="T7_41">to</text:span><text:span text:style-name="T7_42"><text:s/></text:span><text:span text:style-name="T7_43">autorowi</text:span><text:span text:style-name="T7_44"><text:s/></text:span><text:span text:style-name="T7_45">sporą</text:span><text:span text:style-name="T7_46"><text:s/></text:span><text:span text:style-name="T7_47">swobodę</text:span><text:span text:style-name="T7_48"><text:s/></text:span><text:span text:style-name="T7_49">w</text:span><text:span text:style-name="T7_50"><text:s/></text:span><text:span text:style-name="T7_51">operowaniu</text:span><text:span text:style-name="T7_52"><text:s/></text:span><text:span text:style-name="T7_53">wydarzeniami</text:span><text:span text:style-name="T7_54">.<text:s/></text:span><text:span text:style-name="T7_55">Twilight</text:span><text:span text:style-name="T7_56"><text:s/></text:span><text:span text:style-name="T7_57">i</text:span><text:span text:style-name="T7_58"><text:s/></text:span><text:span text:style-name="T7_59">Pinkie</text:span><text:span text:style-name="T7_60"><text:s/></text:span><text:span text:style-name="T7_61">praktycznie</text:span><text:span text:style-name="T7_62"><text:s/></text:span><text:span text:style-name="T7_63">nie</text:span><text:span text:style-name="T7_64"><text:s/></text:span><text:span text:style-name="T7_65">istnieją</text:span><text:span text:style-name="T7_66">,<text:s/></text:span><text:span text:style-name="T7_67">natomiast</text:span><text:span text:style-name="T7_68"><text:s/></text:span><text:span text:style-name="T7_69">Applejack</text:span><text:span text:style-name="T7_70"><text:s/></text:span><text:span text:style-name="T7_71">jest</text:span><text:span text:style-name="T7_72"><text:s/></text:span><text:span text:style-name="T7_73">tłem</text:span><text:span text:style-name="T7_74"><text:s/></text:span><text:span text:style-name="T7_75">części</text:span><text:span text:style-name="T7_76"><text:s/></text:span><text:span text:style-name="T7_77">wydarzeń</text:span><text:span text:style-name="T7_78"><text:s/>–<text:s/></text:span><text:span text:style-name="T7_79">owszem</text:span><text:span text:style-name="T7_80">,<text:s/></text:span><text:span text:style-name="T7_81">znaczącym</text:span><text:span text:style-name="T7_82">,<text:s/></text:span><text:span text:style-name="T7_83">ale</text:span><text:span text:style-name="T7_84"><text:s/></text:span><text:span text:style-name="T7_85">nadal</text:span><text:span text:style-name="T7_86"><text:s/></text:span><text:span text:style-name="T7_87">tłem</text:span><text:span text:style-name="T7_88">.<text:s/></text:span><text:span text:style-name="T7_89">Bardzo</text:span><text:span text:style-name="T7_90"><text:s/></text:span><text:span text:style-name="T7_91">mi</text:span><text:span text:style-name="T7_92"><text:s/></text:span><text:span text:style-name="T7_93">się</text:span><text:span text:style-name="T7_94"><text:s/></text:span><text:span text:style-name="T7_95">podobało</text:span><text:span text:style-name="T7_96"><text:s/></text:span><text:span text:style-name="T7_97">oddanie</text:span><text:span text:style-name="T7_98"><text:s/></text:span><text:span text:style-name="T7_99">charakterów</text:span><text:span text:style-name="T7_100"><text:s/></text:span><text:span text:style-name="T7_101">Rainbow</text:span><text:span text:style-name="T7_102"><text:s/></text:span><text:span text:style-name="T7_103">Dash</text:span><text:span text:style-name="T7_104"><text:s/></text:span><text:span text:style-name="T7_105">i</text:span><text:span text:style-name="T7_106"><text:s/></text:span><text:span text:style-name="T7_107">Rarity</text:span><text:span text:style-name="T7_108">,<text:s/></text:span><text:span text:style-name="T7_109">wokół</text:span><text:span text:style-name="T7_110"><text:s/></text:span><text:span text:style-name="T7_111">których</text:span><text:span text:style-name="T7_112"><text:s/></text:span><text:span text:style-name="T7_113">kręci</text:span><text:span text:style-name="T7_114"><text:s/></text:span><text:span text:style-name="T7_115">się</text:span><text:span text:style-name="T7_116"><text:s/></text:span><text:span text:style-name="T7_117">fabuła</text:span><text:span text:style-name="T7_118">.<text:s/></text:span><text:span text:style-name="T7_119">Chengar</text:span><text:span text:style-name="T7_120"><text:s/></text:span><text:span text:style-name="T7_121">Qordath</text:span><text:span text:style-name="T7_122"><text:s/></text:span><text:span text:style-name="T7_123">jest</text:span><text:span text:style-name="T7_124"><text:s/></text:span><text:span text:style-name="T7_125">fenomenalny</text:span><text:span text:style-name="T7_126">,<text:s/></text:span><text:span text:style-name="T7_127">jeżeli</text:span><text:span text:style-name="T7_128"><text:s/></text:span><text:span text:style-name="T7_129">chodzi</text:span><text:span text:style-name="T7_130"><text:s/></text:span><text:span text:style-name="T7_131">o</text:span><text:span text:style-name="T7_132"><text:s/></text:span><text:span text:style-name="T7_133">tworzenie</text:span><text:span text:style-name="T7_134"><text:s/></text:span><text:span text:style-name="T7_135">własnych</text:span><text:span text:style-name="T7_136"><text:s/></text:span><text:span text:style-name="T7_137">postaci</text:span><text:span text:style-name="T7_138">,<text:s/></text:span><text:span text:style-name="T7_139">a</text:span><text:span text:style-name="T7_140"><text:s/></text:span><text:span text:style-name="T7_141">tu</text:span><text:span text:style-name="T7_142"><text:s/></text:span><text:span text:style-name="T7_143">po</text:span><text:span text:style-name="T7_144"><text:s/></text:span><text:span text:style-name="T7_145">raz</text:span><text:span text:style-name="T7_146"><text:s/></text:span><text:span text:style-name="T7_147">kolejny</text:span><text:span text:style-name="T7_148"><text:s/></text:span><text:span text:style-name="T7_149">udowodnił</text:span><text:span text:style-name="T7_150">,<text:s/></text:span><text:span text:style-name="T7_151">że</text:span><text:span text:style-name="T7_152"><text:s/></text:span><text:span text:style-name="T7_153">również</text:span><text:span text:style-name="T7_154"><text:s/></text:span><text:span text:style-name="T7_155">odwzorowywanie</text:span><text:span text:style-name="T7_156"><text:s/></text:span><text:span text:style-name="T7_157">charakterów</text:span><text:span text:style-name="T7_158"><text:s/></text:span><text:span text:style-name="T7_159">Mane</text:span><text:span text:style-name="T7_160"><text:s/>6<text:s/></text:span><text:span text:style-name="T7_161">wychodzi</text:span><text:span text:style-name="T7_162"><text:s/></text:span><text:span text:style-name="T7_163">mu</text:span><text:span text:style-name="T7_164"><text:s/></text:span><text:span text:style-name="T7_165">co</text:span><text:span text:style-name="T7_166"><text:s/></text:span><text:span text:style-name="T7_167">najmniej</text:span><text:span text:style-name="T7_168"><text:s/></text:span><text:span text:style-name="T7_169">równie</text:span><text:span text:style-name="T7_170"><text:s/></text:span><text:span text:style-name="T7_171">dobrze</text:span><text:span text:style-name="T7_172">.<text:s/></text:span><text:span text:style-name="T7_173">Dodatkowo</text:span><text:span text:style-name="T7_174"><text:s/></text:span><text:span text:style-name="T7_175">dopisuje</text:span><text:span text:style-name="T7_176"><text:s/></text:span><text:span text:style-name="T7_177">im</text:span><text:span text:style-name="T7_178"><text:s/></text:span><text:span text:style-name="T7_179">historie</text:span><text:span text:style-name="T7_180">,<text:s/></text:span><text:span text:style-name="T7_181">które</text:span><text:span text:style-name="T7_182">,<text:s/></text:span><text:span text:style-name="T7_183">choć</text:span><text:span text:style-name="T7_184"><text:s/></text:span><text:span text:style-name="T7_185">z</text:span><text:span text:style-name="T7_186"><text:s/></text:span><text:span text:style-name="T7_187">konieczności</text:span><text:span text:style-name="T7_188"><text:s/></text:span><text:span text:style-name="T7_189">krótkie</text:span><text:span text:style-name="T7_190">,<text:s/></text:span><text:span text:style-name="T7_191">nie</text:span><text:span text:style-name="T7_192"><text:s/></text:span><text:span text:style-name="T7_193">są</text:span><text:span text:style-name="T7_194"><text:s/></text:span><text:span text:style-name="T7_195">niekompletne</text:span><text:span text:style-name="T7_196">.<text:s/></text:span><text:span text:style-name="T7_197">Może</text:span><text:span text:style-name="T7_198"><text:s/></text:span><text:span text:style-name="T7_199">i</text:span><text:span text:style-name="T7_200"><text:s/></text:span><text:span text:style-name="T7_201">dowiadujemy</text:span><text:span text:style-name="T7_202"><text:s/></text:span><text:span text:style-name="T7_203">się</text:span><text:span text:style-name="T7_204"><text:s/></text:span><text:span text:style-name="T7_205">stosunkowo</text:span><text:span text:style-name="T7_206"><text:s/></text:span><text:span text:style-name="T7_207">niewiele</text:span><text:span text:style-name="T7_208">,<text:s/></text:span><text:span text:style-name="T7_209">jednak</text:span><text:span text:style-name="T7_210"><text:s/></text:span><text:span text:style-name="T7_211">podane</text:span><text:span text:style-name="T7_212"><text:s/></text:span><text:span text:style-name="T7_213">jest</text:span><text:span text:style-name="T7_214"><text:s/></text:span><text:span text:style-name="T7_215">to</text:span><text:span text:style-name="T7_216"><text:s/></text:span><text:span text:style-name="T7_217">w</text:span><text:span text:style-name="T7_218"><text:s/></text:span><text:span text:style-name="T7_219">taki</text:span><text:span text:style-name="T7_220"><text:s/></text:span><text:span text:style-name="T7_221">sposób</text:span><text:span text:style-name="T7_222">,<text:s/></text:span><text:span text:style-name="T7_223">iż</text:span><text:span text:style-name="T7_224"><text:s/></text:span><text:span text:style-name="T7_225">można</text:span><text:span text:style-name="T7_226"><text:s/></text:span><text:span text:style-name="T7_227">bez</text:span><text:span text:style-name="T7_228"><text:s/></text:span><text:span text:style-name="T7_229">najmniejszych</text:span><text:span text:style-name="T7_230"><text:s/></text:span><text:span text:style-name="T7_231">kłopotów</text:span><text:span text:style-name="T7_232"><text:s/></text:span><text:span text:style-name="T7_233">wczuć</text:span><text:span text:style-name="T7_234"><text:s/></text:span><text:span text:style-name="T7_235">się</text:span><text:span text:style-name="T7_236"><text:s/></text:span><text:span text:style-name="T7_237">w</text:span><text:span text:style-name="T7_238"><text:s/></text:span><text:span text:style-name="T7_239">problemy</text:span><text:span text:style-name="T7_240"><text:s/></text:span><text:span text:style-name="T7_241">bohaterek</text:span><text:span text:style-name="T7_242">.<text:s/></text:span><text:span text:style-name="T7_243">Kolejną</text:span><text:span text:style-name="T7_244"><text:s/></text:span><text:span text:style-name="T7_245">znaczącą</text:span><text:span text:style-name="T7_246"><text:s/></text:span><text:span text:style-name="T7_247">odmianą</text:span><text:span text:style-name="T7_248"><text:s/></text:span><text:span text:style-name="T7_249">od</text:span><text:span text:style-name="T7_250"><text:s/></text:span><text:span text:style-name="T7_251">kanonicznego</text:span><text:span text:style-name="T7_252"><text:s/></text:span><text:span text:style-name="T7_253">Winningverse</text:span><text:span text:style-name="T7_254"><text:s/></text:span><text:span text:style-name="T7_255">jest</text:span><text:span text:style-name="T7_256">,<text:s/></text:span><text:span text:style-name="T7_257">o</text:span><text:span text:style-name="T7_258"><text:s/></text:span><text:span text:style-name="T7_259">ile</text:span><text:span text:style-name="T7_260"><text:s/></text:span><text:span text:style-name="T7_261">pamięć</text:span><text:span text:style-name="T7_262"><text:s/></text:span><text:span text:style-name="T7_263">mnie</text:span><text:span text:style-name="T7_264"><text:s/></text:span><text:span text:style-name="T7_265">nie</text:span><text:span text:style-name="T7_266"><text:s/></text:span><text:span text:style-name="T7_267">myli</text:span><text:span text:style-name="T7_268">,<text:s/></text:span><text:span text:style-name="T7_269">całkowity</text:span><text:span text:style-name="T7_270"><text:s/></text:span><text:span text:style-name="T7_271">brak</text:span><text:span text:style-name="T7_272"><text:s/></text:span><text:span text:style-name="T7_273">dwuznacznych</text:span><text:span text:style-name="T7_274"><text:s/></text:span><text:span text:style-name="T7_275">dialogów</text:span><text:span text:style-name="T7_276"><text:s/></text:span><text:span text:style-name="T7_277">czy</text:span><text:span text:style-name="T7_278"><text:s/></text:span><text:span text:style-name="T7_279">sytuacji</text:span><text:span text:style-name="T7_280"><text:s/>–<text:s/></text:span><text:span text:style-name="T7_281">w</text:span><text:span text:style-name="T7_282"><text:s/></text:span><text:span text:style-name="T7_283">sumie</text:span><text:span text:style-name="T7_284"><text:s/></text:span><text:span text:style-name="T7_285">nie</text:span><text:span text:style-name="T7_286"><text:s/></text:span><text:span text:style-name="T7_287">powinno</text:span><text:span text:style-name="T7_288"><text:s/></text:span><text:span text:style-name="T7_289">to</text:span><text:span text:style-name="T7_290"><text:s/></text:span><text:span text:style-name="T7_291">dziwić</text:span><text:span text:style-name="T7_292">,<text:s/></text:span><text:span text:style-name="T7_293">skoro</text:span><text:span text:style-name="T7_294"><text:s/></text:span><text:span text:style-name="T7_295">Cloud</text:span><text:span text:style-name="T7_296"><text:s/></text:span><text:span text:style-name="T7_297">nigdy</text:span><text:span text:style-name="T7_298"><text:s/></text:span><text:span text:style-name="T7_299">nie</text:span><text:span text:style-name="T7_300"><text:s/></text:span><text:span text:style-name="T7_301">wpadła</text:span><text:span text:style-name="T7_302"><text:s/></text:span><text:span text:style-name="T7_303">tu</text:span><text:span text:style-name="T7_304"><text:s/></text:span><text:span text:style-name="T7_305">w</text:span><text:span text:style-name="T7_306"><text:s/></text:span><text:span text:style-name="T7_307">fazę</text:span><text:span text:style-name="T7_308"><text:s/></text:span><text:span text:style-name="T7_309">rozbuchanej</text:span><text:span text:style-name="T7_310"><text:s/></text:span><text:span text:style-name="T7_311">nimfomanii</text:span><text:span text:style-name="T7_312">.<text:s/></text:span><text:span text:style-name="T7_313">Trzeba</text:span><text:span text:style-name="T7_314"><text:s/></text:span><text:span text:style-name="T7_315">przyznać</text:span><text:span text:style-name="T7_316">,<text:s/></text:span><text:span text:style-name="T7_317">iż</text:span><text:span text:style-name="T7_318"><text:s/></text:span><text:span text:style-name="T7_319">to</text:span><text:span text:style-name="T7_320"><text:s/></text:span><text:span text:style-name="T7_321">całkiem</text:span><text:span text:style-name="T7_322">…<text:s/></text:span><text:span text:style-name="T7_323">odświeżające</text:span><text:span text:style-name="T7_324"><text:s/></text:span><text:span text:style-name="T7_325">spojrzenie</text:span><text:span text:style-name="T7_326"><text:s/></text:span><text:span text:style-name="T7_327">na</text:span><text:span text:style-name="T7_328"><text:s/></text:span><text:span text:style-name="T7_329">tę</text:span><text:span text:style-name="T7_330"><text:s/></text:span><text:span text:style-name="T7_331">postać</text:span><text:span text:style-name="T7_332">.</text:span></text:p>
      <text:p text:style-name="P8"><text:span text:style-name="T8_1">Język</text:span><text:span text:style-name="T8_2">,<text:s/></text:span><text:span text:style-name="T8_3">jak</text:span><text:span text:style-name="T8_4"><text:s/></text:span><text:span text:style-name="T8_5">zwykle</text:span><text:span text:style-name="T8_6"><text:s/></text:span><text:span text:style-name="T8_7">u</text:span><text:span text:style-name="T8_8"><text:s/></text:span><text:span text:style-name="T8_9">tego</text:span><text:span text:style-name="T8_10"><text:s/></text:span><text:span text:style-name="T8_11">autora</text:span><text:span text:style-name="T8_12">,<text:s/></text:span><text:span text:style-name="T8_13">jest</text:span><text:span text:style-name="T8_14"><text:s/></text:span><text:span text:style-name="T8_15">bogaty</text:span><text:span text:style-name="T8_16"><text:s/></text:span><text:span text:style-name="T8_17">i</text:span><text:span text:style-name="T8_18"><text:s/></text:span><text:span text:style-name="T8_19">miejscami</text:span><text:span text:style-name="T8_20"><text:s/></text:span><text:span text:style-name="T8_21">może</text:span><text:span text:style-name="T8_22"><text:s/></text:span><text:span text:style-name="T8_23">sprawiać</text:span><text:span text:style-name="T8_24"><text:s/></text:span><text:span text:style-name="T8_25">pewne</text:span><text:span text:style-name="T8_26"><text:s/></text:span><text:span text:style-name="T8_27">trudności</text:span><text:span text:style-name="T8_28">,<text:s/></text:span><text:span text:style-name="T8_29">jednak</text:span><text:span text:style-name="T8_30"><text:s/></text:span><text:span text:style-name="T8_31">jestem</text:span><text:span text:style-name="T8_32"><text:s/></text:span><text:span text:style-name="T8_33">przekonany</text:span><text:span text:style-name="T8_34">,<text:s/></text:span><text:span text:style-name="T8_35">iż</text:span><text:span text:style-name="T8_36"><text:s/></text:span><text:span text:style-name="T8_37">odrobina</text:span><text:span text:style-name="T8_38"><text:s/></text:span><text:span text:style-name="T8_39">samozaparcia</text:span><text:span text:style-name="T8_40"><text:s/></text:span><text:span text:style-name="T8_41">pozwoli</text:span><text:span text:style-name="T8_42"><text:s/></text:span><text:span text:style-name="T8_43">poradzić</text:span><text:span text:style-name="T8_44"><text:s/></text:span><text:span text:style-name="T8_45">sobie</text:span><text:span text:style-name="T8_46"><text:s/></text:span><text:span text:style-name="T8_47">z</text:span><text:span text:style-name="T8_48"><text:s/></text:span><text:span text:style-name="T8_49">jego</text:span><text:span text:style-name="T8_50"><text:s/></text:span><text:span text:style-name="T8_51">specyficznym</text:span><text:span text:style-name="T8_52"><text:s/></text:span><text:span text:style-name="T8_53">stylem</text:span><text:span text:style-name="T8_54"><text:s/></text:span><text:span text:style-name="T8_55">pisania</text:span><text:span text:style-name="T8_56">.<text:s/></text:span><text:span text:style-name="T8_57">No</text:span><text:span text:style-name="T8_58"><text:s/></text:span><text:span text:style-name="T8_59">i</text:span><text:span text:style-name="T8_60"><text:s/></text:span><text:span text:style-name="T8_61">opowiadanie</text:span><text:span text:style-name="T8_62"><text:s/></text:span><text:span text:style-name="T8_63">nie</text:span><text:span text:style-name="T8_64"><text:s/></text:span><text:span text:style-name="T8_65">jest</text:span><text:span text:style-name="T8_66"><text:s/></text:span><text:span text:style-name="T8_67">na</text:span><text:span text:style-name="T8_68"><text:s/></text:span><text:span text:style-name="T8_69">tyle</text:span><text:span text:style-name="T8_70"><text:s/></text:span><text:span text:style-name="T8_71">długie</text:span><text:span text:style-name="T8_72">,<text:s/></text:span><text:span text:style-name="T8_73">by</text:span><text:span text:style-name="T8_74"><text:s/></text:span><text:span text:style-name="T8_75">stało</text:span><text:span text:style-name="T8_76"><text:s/></text:span><text:span text:style-name="T8_77">się</text:span><text:span text:style-name="T8_78"><text:s/></text:span><text:span text:style-name="T8_79">to</text:span><text:span text:style-name="T8_80"><text:s/></text:span><text:span text:style-name="T8_81">jakąś</text:span><text:span text:style-name="T8_82"><text:s/></text:span><text:span text:style-name="T8_83">nieznośną</text:span><text:span text:style-name="T8_84"><text:s/></text:span><text:span text:style-name="T8_85">torturą</text:span><text:span text:style-name="T8_86">.</text:span></text:p>
      <text:p text:style-name="P9"><text:span text:style-name="T9_1">Fanfik</text:span><text:span text:style-name="T9_2"><text:s/></text:span><text:span text:style-name="T9_3">jest</text:span><text:span text:style-name="T9_4"><text:s/></text:span><text:span text:style-name="T9_5">zamkniętą</text:span><text:span text:style-name="T9_6"><text:s/></text:span><text:span text:style-name="T9_7">całością</text:span><text:span text:style-name="T9_8"><text:s/></text:span><text:span text:style-name="T9_9">i</text:span><text:span text:style-name="T9_10"><text:s/></text:span><text:span text:style-name="T9_11">z</text:span><text:span text:style-name="T9_12"><text:s/></text:span><text:span text:style-name="T9_13">pewnością</text:span><text:span text:style-name="T9_14"><text:s/></text:span><text:span text:style-name="T9_15">warto</text:span><text:span text:style-name="T9_16"><text:s/></text:span><text:span text:style-name="T9_17">się</text:span><text:span text:style-name="T9_18"><text:s/></text:span><text:span text:style-name="T9_19">z</text:span><text:span text:style-name="T9_20"><text:s/></text:span><text:span text:style-name="T9_21">nim</text:span><text:span text:style-name="T9_22"><text:s/></text:span><text:span text:style-name="T9_23">zapoznać</text:span><text:span text:style-name="T9_24"><text:s/>–<text:s/></text:span><text:span text:style-name="T9_25">choćby</text:span><text:span text:style-name="T9_26"><text:s/></text:span><text:span text:style-name="T9_27">dla</text:span><text:span text:style-name="T9_28"><text:s/></text:span><text:span text:style-name="T9_29">sprawdzenia</text:span><text:span text:style-name="T9_30"><text:s/></text:span><text:span text:style-name="T9_31">różnic</text:span><text:span text:style-name="T9_32"><text:s/></text:span><text:span text:style-name="T9_33">w</text:span><text:span text:style-name="T9_34"><text:s/></text:span><text:span text:style-name="T9_35">kreacji</text:span><text:span text:style-name="T9_36"><text:s/></text:span><text:span text:style-name="T9_37">bohaterek</text:span><text:span text:style-name="T9_38">,<text:s/></text:span><text:span text:style-name="T9_39">lub</text:span><text:span text:style-name="T9_40"><text:s/></text:span><text:span text:style-name="T9_41">po</text:span><text:span text:style-name="T9_42"><text:s/></text:span><text:span text:style-name="T9_43">prostu</text:span><text:span text:style-name="T9_44"><text:s/></text:span><text:span text:style-name="T9_45">z</text:span><text:span text:style-name="T9_46"><text:s/></text:span><text:span text:style-name="T9_47">czystej</text:span><text:span text:style-name="T9_48"><text:s/></text:span><text:span text:style-name="T9_49">ciekawości</text:span><text:span text:style-name="T9_50">,<text:s/></text:span><text:span text:style-name="T9_51">jak</text:span><text:span text:style-name="T9_52"><text:s/></text:span><text:span text:style-name="T9_53">autor</text:span><text:span text:style-name="T9_54"><text:s/></text:span><text:span text:style-name="T9_55">poradził</text:span><text:span text:style-name="T9_56"><text:s/></text:span><text:span text:style-name="T9_57">sobie</text:span><text:span text:style-name="T9_58"><text:s/></text:span><text:span text:style-name="T9_59">z</text:span><text:span text:style-name="T9_60"><text:s/></text:span><text:span text:style-name="T9_61">odpowiedzią</text:span><text:span text:style-name="T9_62"><text:s/></text:span><text:span text:style-name="T9_63">na</text:span><text:span text:style-name="T9_64"><text:s/></text:span><text:span text:style-name="T9_65">jedno</text:span><text:span text:style-name="T9_66"><text:s/></text:span><text:span text:style-name="T9_67">z</text:span><text:span text:style-name="T9_68"><text:s/></text:span><text:span text:style-name="T9_69">najwredniejszych</text:span><text:span text:style-name="T9_70"><text:s/></text:span><text:span text:style-name="T9_71">pytań</text:span><text:span text:style-name="T9_72"><text:s/></text:span><text:span text:style-name="T9_73">znanych</text:span><text:span text:style-name="T9_74"><text:s/></text:span><text:span text:style-name="T9_75">ludzkości</text:span><text:span text:style-name="T9_76"><text:s/>–<text:s/></text:span><text:span text:style-name="T9_77">co</text:span><text:span text:style-name="T9_78"><text:s/></text:span><text:span text:style-name="T9_79">by</text:span><text:span text:style-name="T9_80"><text:s/></text:span><text:span text:style-name="T9_81">było</text:span><text:span text:style-name="T9_82"><text:s/></text:span><text:span text:style-name="T9_83">gdyby</text:span><text:span text:style-name="T9_84">?<text:s/>10/10</text:span></text:p>
      <text:p text:style-name="P10"/>
      <text:p text:style-name="P11"><text:span text:style-name="T11_1">Link</text:span><text:span text:style-name="T11_2"><text:s/></text:span><text:span text:style-name="T11_3">do</text:span><text:span text:style-name="T11_4"><text:s/></text:span><text:span text:style-name="T11_5">obrazka</text:span><text:span text:style-name="T11_6">:<text:s/></text:span><text:span text:style-name="T11_7"><text:a xlink:type="simple" xlink:href="http://cdn-img.fimfiction.net/story/s7e4-1432523749-156971-full"><text:span text:style-name="T11_8">http</text:span></text:a></text:span><text:span text:style-name="T11_9"><text:a xlink:type="simple" xlink:href="http://cdn-img.fimfiction.net/story/s7e4-1432523749-156971-full"><text:span text:style-name="T11_10">://</text:span></text:a></text:span><text:span text:style-name="T11_11"><text:a xlink:type="simple" xlink:href="http://cdn-img.fimfiction.net/story/s7e4-1432523749-156971-full"><text:span text:style-name="T11_12">cdn</text:span></text:a></text:span><text:span text:style-name="T11_13"><text:a xlink:type="simple" xlink:href="http://cdn-img.fimfiction.net/story/s7e4-1432523749-156971-full"><text:span text:style-name="T11_14">-</text:span></text:a></text:span><text:span text:style-name="T11_15"><text:a xlink:type="simple" xlink:href="http://cdn-img.fimfiction.net/story/s7e4-1432523749-156971-full"><text:span text:style-name="T11_16">img</text:span></text:a></text:span><text:span text:style-name="T11_17"><text:a xlink:type="simple" xlink:href="http://cdn-img.fimfiction.net/story/s7e4-1432523749-156971-full"><text:span text:style-name="T11_18">.</text:span></text:a></text:span><text:span text:style-name="T11_19"><text:a xlink:type="simple" xlink:href="http://cdn-img.fimfiction.net/story/s7e4-1432523749-156971-full"><text:span text:style-name="T11_20">fimfiction</text:span></text:a></text:span><text:span text:style-name="T11_21"><text:a xlink:type="simple" xlink:href="http://cdn-img.fimfiction.net/story/s7e4-1432523749-156971-full"><text:span text:style-name="T11_22">.</text:span></text:a></text:span><text:span text:style-name="T11_23"><text:a xlink:type="simple" xlink:href="http://cdn-img.fimfiction.net/story/s7e4-1432523749-156971-full"><text:span text:style-name="T11_24">net</text:span></text:a></text:span><text:span text:style-name="T11_25"><text:a xlink:type="simple" xlink:href="http://cdn-img.fimfiction.net/story/s7e4-1432523749-156971-full"><text:span text:style-name="T11_26">/</text:span></text:a></text:span><text:span text:style-name="T11_27"><text:a xlink:type="simple" xlink:href="http://cdn-img.fimfiction.net/story/s7e4-1432523749-156971-full"><text:span text:style-name="T11_28">story</text:span></text:a></text:span><text:span text:style-name="T11_29"><text:a xlink:type="simple" xlink:href="http://cdn-img.fimfiction.net/story/s7e4-1432523749-156971-full"><text:span text:style-name="T11_30">/</text:span></text:a></text:span><text:span text:style-name="T11_31"><text:a xlink:type="simple" xlink:href="http://cdn-img.fimfiction.net/story/s7e4-1432523749-156971-full"><text:span text:style-name="T11_32">s</text:span></text:a></text:span><text:span text:style-name="T11_33"><text:a xlink:type="simple" xlink:href="http://cdn-img.fimfiction.net/story/s7e4-1432523749-156971-full"><text:span text:style-name="T11_34">7</text:span></text:a></text:span><text:span text:style-name="T11_35"><text:a xlink:type="simple" xlink:href="http://cdn-img.fimfiction.net/story/s7e4-1432523749-156971-full"><text:span text:style-name="T11_36">e</text:span></text:a></text:span><text:span text:style-name="T11_37"><text:a xlink:type="simple" xlink:href="http://cdn-img.fimfiction.net/story/s7e4-1432523749-156971-full"><text:span text:style-name="T11_38">4-1432523749-156971-</text:span></text:a></text:span><text:span text:style-name="T11_39"><text:a xlink:type="simple" xlink:href="http://cdn-img.fimfiction.net/story/s7e4-1432523749-156971-full"><text:span text:style-name="T11_40">full</text:span></text:a></text:span></text:p>
      <text:p text:style-name="P12"><text:span text:style-name="T12_1">Link</text:span><text:span text:style-name="T12_2"><text:s/></text:span><text:span text:style-name="T12_3">do</text:span><text:span text:style-name="T12_4"><text:s/></text:span><text:span text:style-name="T12_5">źródła</text:span><text:span text:style-name="T12_6">:<text:s/></text:span><text:span text:style-name="T12_7"><text:a xlink:type="simple" xlink:href="http://inuhoshi-to-darkpen.deviantart.com"><text:span text:style-name="T12_8">http</text:span></text:a></text:span><text:span text:style-name="T12_9"><text:a xlink:type="simple" xlink:href="http://inuhoshi-to-darkpen.deviantart.com"><text:span text:style-name="T12_10">://</text:span></text:a></text:span><text:span text:style-name="T12_11"><text:a xlink:type="simple" xlink:href="http://inuhoshi-to-darkpen.deviantart.com"><text:span text:style-name="T12_12">inuhoshi</text:span></text:a></text:span><text:span text:style-name="T12_13"><text:a xlink:type="simple" xlink:href="http://inuhoshi-to-darkpen.deviantart.com"><text:span text:style-name="T12_14">-</text:span></text:a></text:span><text:span text:style-name="T12_15"><text:a xlink:type="simple" xlink:href="http://inuhoshi-to-darkpen.deviantart.com"><text:span text:style-name="T12_16">to</text:span></text:a></text:span><text:span text:style-name="T12_17"><text:a xlink:type="simple" xlink:href="http://inuhoshi-to-darkpen.deviantart.com"><text:span text:style-name="T12_18">-</text:span></text:a></text:span><text:span text:style-name="T12_19"><text:a xlink:type="simple" xlink:href="http://inuhoshi-to-darkpen.deviantart.com"><text:span text:style-name="T12_20">darkpen</text:span></text:a></text:span><text:span text:style-name="T12_21"><text:a xlink:type="simple" xlink:href="http://inuhoshi-to-darkpen.deviantart.com"><text:span text:style-name="T12_22">.</text:span></text:a></text:span><text:span text:style-name="T12_23"><text:a xlink:type="simple" xlink:href="http://inuhoshi-to-darkpen.deviantart.com"><text:span text:style-name="T12_24">deviantart</text:span></text:a></text:span><text:span text:style-name="T12_25"><text:a xlink:type="simple" xlink:href="http://inuhoshi-to-darkpen.deviantart.com"><text:span text:style-name="T12_26">.</text:span></text:a></text:span><text:span text:style-name="T12_27"><text:a xlink:type="simple" xlink:href="http://inuhoshi-to-darkpen.deviantart.com"><text:span text:style-name="T12_28">com</text:span></text:a></text:span><text:span text:style-name="T12_29"><text:s/>(</text:span><text:span text:style-name="T12_30">analogiczna</text:span><text:span text:style-name="T12_31"><text:s/></text:span><text:span text:style-name="T12_32">sytuacja</text:span><text:span text:style-name="T12_33"><text:s/></text:span><text:span text:style-name="T12_34">jak</text:span><text:span text:style-name="T12_35"><text:s/></text:span><text:span text:style-name="T12_36">w</text:span><text:span text:style-name="T12_37"><text:s/></text:span><text:span text:style-name="T12_38">poprzednim</text:span><text:span text:style-name="T12_39">)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fo:keep-with-next="always" fo:keep-together="always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fo:keep-with-next="always" fo:keep-together="always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fo:keep-with-next="always" fo:keep-together="always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fo:keep-with-next="always" fo:keep-together="always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.499cm" fo:padding-bottom="0cm" fo:margin-bottom="2.499cm" fo:padding-left="0cm" fo:margin-left="2.499cm" fo:padding-right="0cm" fo:margin-right="2.499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